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Concurrent and Distributed Devices (CDD101)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Dr. Joseph Kehoe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Performance The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tency</text:p>
                <text:list>
                  <text:list-item>
                    <text:p>Total time it takes to compute a single result</text:p>
                  </text:list-item>
                  <text:list-item>
                    <text:p>Measured in units of time</text:p>
                  </text:list-item>
                </text:list>
              </text:list-item>
              <text:list-item>
                <text:p>Throughput</text:p>
                <text:list>
                  <text:list-item>
                    <text:p>The rate at which a series of results can be computed</text:p>
                  </text:list-item>
                  <text:list-item>
                    <text:p>Measured in units of work per unit time</text:p>
                  </text:list-item>
                </text:list>
              </text:list-item>
              <text:list-item>
                <text:p>Power Consumption</text:p>
                <text:list>
                  <text:list-item>
                    <text:p>The amount of power required to performa computation</text:p>
                  </text:list-item>
                  <text:list-item>
                    <text:p>Measured in Work per power un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Speedup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Compares latency in solving an indentical problem on one hardware unit versus P hardware units</text:p>
                <text:list>
                  <text:list-item>
                    <text:p>Sp=T1/Tp</text:p>
                  </text:list-item>
                </text:list>
              </text:list-item>
              <text:list-item>
                <text:p>Absolute Speedup</text:p>
                <text:list>
                  <text:list-item>
                    <text:p>Sequential Algorithm Time used for T1</text:p>
                  </text:list-item>
                </text:list>
              </text:list-item>
              <text:list-item>
                <text:p>Relative Speedup</text:p>
                <text:list>
                  <text:list-item>
                    <text:p>Parallel algorithm used for T1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Efficiency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Speedup divided bu number of workers</text:p>
                <text:list>
                  <text:list-item>
                    <text:p>Sp/P</text:p>
                  </text:list-item>
                  <text:list-item>
                    <text:p>T1/P*Tp</text:p>
                  </text:list-item>
                </text:list>
              </text:list-item>
              <text:list-item>
                <text:p>Ideal efficiency is 1</text:p>
                <text:list>
                  <text:list-item>
                    <text:p>100% effici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Superlinear Speedup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Parallel Algorithm makes better use of cache</text:p>
              </text:list-item>
              <text:list-item>
                <text:p>Parallel Algorithm is better</text:p>
              </text:list-item>
              <text:list-item>
                <text:p>Parallel Algorithm with multiple threads uses cache better than single parallel algorithm exec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Amdahl’s Law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Work is of two types</text:p>
                <text:list>
                  <text:list-item>
                    <text:p>Serial Work</text:p>
                    <text:list>
                      <text:list-item>
                        <text:p>Cannot be parallelised</text:p>
                      </text:list-item>
                    </text:list>
                  </text:list-item>
                  <text:list-item>
                    <text:p>Parallel Work</text:p>
                    <text:list>
                      <text:list-item>
                        <text:p>Can be done in parallel</text:p>
                      </text:list-item>
                    </text:list>
                  </text:list-item>
                </text:list>
              </text:list-item>
              <text:list-item>
                <text:p>T1=Work<text:span text:style-name="T1">serial</text:span> + Work<text:span text:style-name="T1">parallel</text:span></text:p>
              </text:list-item>
              <text:list-item>
                <text:p>Tp&gt;=Work<text:span text:style-name="T1">serial</text:span>+Work<text:span text:style-name="T1">parallel</text:span>/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Amdahl’s Law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If f is the fraction of the total work that is serial then (1-f) is the fraction that is parallel</text:p>
                <text:list>
                  <text:list-item>
                    <text:p>W<text:span text:style-name="T1">serial</text:span>=fT1</text:p>
                  </text:list-item>
                  <text:list-item>
                    <text:p>W<text:span text:style-name="T1">parallel</text:span>=(1-f)T1</text:p>
                  </text:list-item>
                </text:list>
              </text:list-item>
              <text:list-item>
                <text:p>Sp&lt;= 1/ [f+(1-f)/p]</text:p>
              </text:list-item>
              <text:list-item>
                <text:p>As P -&gt; infinity</text:p>
                <text:list>
                  <text:list-item>
                    <text:p>Seedup<text:span text:style-name="T1">inf</text:span>&lt;= 1/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Gustafson-Barsis’ Law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mdahl’s Law viewed program size as fixed and the processor count as variable</text:p>
                <text:list>
                  <text:list-item>
                    <text:p>But program size can increase as processor count increases</text:p>
                  </text:list-item>
                </text:list>
              </text:list-item>
              <text:list-item>
                <text:p>Sometimes the serial part remains constant as the program size increases</text:p>
                <text:list>
                  <text:list-item>
                    <text:p>Thus allowing for greater speed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Work-Span Model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Tasks form an acyclic graph</text:p>
                <text:list>
                  <text:list-item>
                    <text:p>Ignores communication and memory access costs</text:p>
                  </text:list-item>
                  <text:list-item>
                    <text:p>Assmes task scheduling is greedy</text:p>
                  </text:list-item>
                </text:list>
              </text:list-item>
              <text:list-item>
                <text:p>T<text:span text:style-name="T1">1</text:span>: time required for serial version of algorithm to run</text:p>
                <text:list>
                  <text:list-item>
                    <text:p>Known as Work</text:p>
                  </text:list-item>
                </text:list>
              </text:list-item>
              <text:list-item>
                <text:p>T<text:span text:style-name="T1">inf</text:span>: time required for algorithm to run on ideal computer with infinite processors</text:p>
                <text:list>
                  <text:list-item>
                    <text:p>Known as Sp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Work-Span Model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Span is equivalent to the length of the critical path </text:p>
                <text:list>
                  <text:list-item>
                    <text:p>Aka depth, step complexity</text:p>
                  </text:list-item>
                </text:list>
              </text:list-item>
              <text:list-item>
                <text:p>Superlinear speedup is impossible in the Work-Span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08:51:55.786948882</meta:creation-date>
    <dc:date>2017-11-06T10:03:48.828032713</dc:date>
    <meta:editing-duration>PT1H21M26S</meta:editing-duration>
    <meta:editing-cycles>11</meta:editing-cycles>
    <meta:generator>LibreOffice/5.1.6.2$Linux_X86_64 LibreOffice_project/10m0$Build-2</meta:generator>
    <meta:document-statistic meta:object-count="75"/>
  </office:meta>
</office:document-meta>
</file>